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12e707" officeooo:paragraph-rsid="0012e707"/>
    </style:style>
    <style:style style:name="P2" style:family="paragraph" style:parent-style-name="Standard">
      <style:text-properties style:font-name="Courier New" officeooo:rsid="0012e707" officeooo:paragraph-rsid="00145f4a"/>
    </style:style>
    <style:style style:name="P3" style:family="paragraph" style:parent-style-name="Standard">
      <style:text-properties style:font-name="Courier New" officeooo:rsid="0012e707" officeooo:paragraph-rsid="00147953"/>
    </style:style>
    <style:style style:name="P4" style:family="paragraph" style:parent-style-name="Standard">
      <style:text-properties style:font-name="Courier New" fo:font-weight="bold" officeooo:rsid="0012e707" officeooo:paragraph-rsid="0012e707" style:font-weight-asian="bold" style:font-weight-complex="bold"/>
    </style:style>
    <style:style style:name="P5" style:family="paragraph" style:parent-style-name="Standard">
      <style:text-properties style:font-name="Courier New" fo:font-weight="bold" officeooo:rsid="0012e707" officeooo:paragraph-rsid="00145f4a" style:font-weight-asian="bold" style:font-weight-complex="bold"/>
    </style:style>
    <style:style style:name="P6" style:family="paragraph" style:parent-style-name="Standard">
      <style:text-properties style:font-name="Courier New" fo:font-weight="bold" officeooo:rsid="0012e707" officeooo:paragraph-rsid="00147953" style:font-weight-asian="bold" style:font-weight-complex="bold"/>
    </style:style>
    <style:style style:name="P7" style:family="paragraph" style:parent-style-name="Standard">
      <style:text-properties style:font-name="Courier New" fo:font-weight="bold" officeooo:rsid="00145f4a" officeooo:paragraph-rsid="00145f4a" style:font-weight-asian="bold" style:font-weight-complex="bold"/>
    </style:style>
    <style:style style:name="P8" style:family="paragraph" style:parent-style-name="Standard">
      <style:text-properties style:font-name="Courier New" fo:font-weight="bold" officeooo:rsid="00145f4a" officeooo:paragraph-rsid="00147953" style:font-weight-asian="bold" style:font-weight-complex="bold"/>
    </style:style>
    <style:style style:name="P9" style:family="paragraph" style:parent-style-name="Standard">
      <style:text-properties style:font-name="Courier New" officeooo:rsid="00145f4a" officeooo:paragraph-rsid="00145f4a"/>
    </style:style>
    <style:style style:name="P10" style:family="paragraph" style:parent-style-name="Standard">
      <style:text-properties style:font-name="Courier New" fo:font-weight="normal" officeooo:rsid="0012e707" officeooo:paragraph-rsid="00147953" style:font-weight-asian="normal" style:font-weight-complex="normal"/>
    </style:style>
    <style:style style:name="P11" style:family="paragraph" style:parent-style-name="Standard">
      <style:text-properties style:font-name="Courier New" fo:font-weight="normal" officeooo:rsid="00145f4a" officeooo:paragraph-rsid="00145f4a" style:font-weight-asian="normal" style:font-weight-complex="normal"/>
    </style:style>
    <style:style style:name="P12" style:family="paragraph" style:parent-style-name="Standard">
      <style:text-properties style:font-name="Courier New" fo:font-weight="normal" officeooo:rsid="00145f4a" officeooo:paragraph-rsid="00147953" style:font-weight-asian="normal" style:font-weight-complex="normal"/>
    </style:style>
    <style:style style:name="P13" style:family="paragraph" style:parent-style-name="Standard">
      <style:text-properties style:font-name="Courier New" fo:font-style="italic" fo:font-weight="bold" officeooo:rsid="00147953" officeooo:paragraph-rsid="00147953" style:font-style-asian="italic" style:font-weight-asian="bold" style:font-style-complex="italic" style:font-weight-complex="bold"/>
    </style:style>
    <style:style style:name="P14" style:family="paragraph" style:parent-style-name="Standard">
      <style:text-properties style:font-name="Courier New" fo:font-style="normal" fo:font-weight="bold" officeooo:rsid="00147953" officeooo:paragraph-rsid="00147953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font-name="Courier New" fo:font-style="normal" fo:font-weight="bold" officeooo:rsid="0012e707" officeooo:paragraph-rsid="00147953" style:font-style-asian="normal" style:font-weight-asian="bold" style:font-style-complex="normal" style:font-weight-complex="bold"/>
    </style:style>
    <style:style style:name="P16" style:family="paragraph" style:parent-style-name="Standard">
      <style:text-properties style:font-name="Courier New" fo:font-style="normal" fo:font-weight="normal" officeooo:rsid="00147953" officeooo:paragraph-rsid="00147953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Courier New" fo:font-style="normal" fo:font-weight="normal" officeooo:rsid="00176123" officeooo:paragraph-rsid="00176123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Courier New" officeooo:rsid="0012e707" officeooo:paragraph-rsid="00199715"/>
    </style:style>
    <style:style style:name="P19" style:family="paragraph" style:parent-style-name="Standard">
      <style:text-properties style:font-name="Courier New" officeooo:rsid="0012e707" officeooo:paragraph-rsid="0012e707"/>
    </style:style>
    <style:style style:name="P20" style:family="paragraph" style:parent-style-name="Standard">
      <style:text-properties style:font-name="Courier New" officeooo:rsid="00145f4a" officeooo:paragraph-rsid="00145f4a"/>
    </style:style>
    <style:style style:name="P21" style:family="paragraph" style:parent-style-name="Standard">
      <style:text-properties style:font-name="Courier New" officeooo:rsid="00145f4a" officeooo:paragraph-rsid="00199715"/>
    </style:style>
    <style:style style:name="P22" style:family="paragraph" style:parent-style-name="Standard">
      <style:text-properties style:font-name="Courier New" fo:font-weight="bold" officeooo:rsid="0012e707" officeooo:paragraph-rsid="0012e707" style:font-weight-asian="bold" style:font-weight-complex="bold"/>
    </style:style>
    <style:style style:name="P23" style:family="paragraph" style:parent-style-name="Standard">
      <style:text-properties style:font-name="Courier New" fo:font-weight="bold" officeooo:rsid="0012e707" officeooo:paragraph-rsid="00199715" style:font-weight-asian="bold" style:font-weight-complex="bold"/>
    </style:style>
    <style:style style:name="P24" style:family="paragraph" style:parent-style-name="Standard">
      <style:text-properties style:font-name="Courier New" fo:font-style="normal" fo:font-weight="normal" officeooo:rsid="00176123" officeooo:paragraph-rsid="00176123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Courier New" fo:font-style="normal" fo:font-weight="normal" officeooo:rsid="00176123" officeooo:paragraph-rsid="00199715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Courier New" fo:font-style="normal" fo:font-weight="normal" officeooo:rsid="00147953" officeooo:paragraph-rsid="00147953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Courier New" fo:font-size="10pt" officeooo:rsid="0012e707" officeooo:paragraph-rsid="00199715" style:font-size-asian="10pt" style:font-size-complex="10pt"/>
    </style:style>
    <style:style style:name="P28" style:family="paragraph" style:parent-style-name="Standard">
      <style:text-properties style:font-name="Courier New" fo:font-size="10pt" officeooo:rsid="0012e707" officeooo:paragraph-rsid="0012e707" style:font-size-asian="10pt" style:font-size-complex="10pt"/>
    </style:style>
    <style:style style:name="P29" style:family="paragraph" style:parent-style-name="Standard">
      <style:text-properties style:font-name="Courier New" fo:font-style="italic" fo:font-weight="normal" officeooo:rsid="00147953" officeooo:paragraph-rsid="00147953" style:font-style-asian="italic" style:font-weight-asian="normal" style:font-style-complex="italic" style:font-weight-complex="normal"/>
    </style:style>
    <style:style style:name="T1" style:family="text">
      <style:text-properties officeooo:rsid="00145f4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5f4a" style:font-weight-asian="normal" style:font-weight-complex="normal"/>
    </style:style>
    <style:style style:name="T4" style:family="text">
      <style:text-properties fo:font-weight="normal" officeooo:rsid="00147953" style:font-weight-asian="normal" style:font-weight-complex="normal"/>
    </style:style>
    <style:style style:name="T5" style:family="text">
      <style:text-properties fo:font-weight="normal" officeooo:rsid="0015ef1c" style:font-weight-asian="normal" style:font-weight-complex="normal"/>
    </style:style>
    <style:style style:name="T6" style:family="text">
      <style:text-properties fo:font-weight="normal" officeooo:rsid="00199715" style:font-weight-asian="normal" style:font-weight-complex="normal"/>
    </style:style>
    <style:style style:name="T7" style:family="text">
      <style:text-properties officeooo:rsid="00147953"/>
    </style:style>
    <style:style style:name="T8" style:family="text">
      <style:text-properties officeooo:rsid="00176123"/>
    </style:style>
    <style:style style:name="T9" style:family="text">
      <style:text-properties officeooo:rsid="0012e707"/>
    </style:style>
    <style:style style:name="T10" style:family="text">
      <style:text-properties officeooo:rsid="0017f8d6"/>
    </style:style>
    <style:style style:name="T11" style:family="text">
      <style:text-properties officeooo:rsid="00199715"/>
    </style:style>
    <style:style style:name="T12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PI MaxPV!</text:p>
      <text:p text:style-name="P1"/>
      <text:p text:style-name="P1"/>
      <text:p text:style-name="P1">L’accès à l’API se fait par requête http GET. </text:p>
      <text:p text:style-name="P1">Une requête de type : http://adresseIP:port/api/get?data=XX</text:p>
      <text:p text:style-name="P1">renverra une réponse : YYY où YYY est la valeur du paramètre XX. La réponse se fait donc en texte b<text:span text:style-name="T8">r</text:span>ut (plain text) sans formatage. </text:p>
      <text:p text:style-name="P1"/>
      <text:p text:style-name="P1">Par exemple la requête http://adresseIP:port/api/get?data=01 renverra 230 car data=01 correspond à la lecture de la tension secteur.</text:p>
      <text:p text:style-name="P1"/>
      <text:p text:style-name="P4">/api/get?data=XX<text:tab/><text:span text:style-name="T4">lecture </text:span><text:span text:style-name="T3">data de fonctionnement</text:span></text:p>
      <text:p text:style-name="P7"/>
      <text:p text:style-name="P7">XX</text:p>
      <text:p text:style-name="P1">01 : tension secteur</text:p>
      <text:p text:style-name="P1">02 : courant mesuré par la pince ampèremétrique </text:p>
      <text:p text:style-name="P1">03 : puissance active</text:p>
      <text:p text:style-name="P1">04 : puissance apparente</text:p>
      <text:p text:style-name="P1">05 : puissance routée</text:p>
      <text:p text:style-name="P1">06 : puissance importé<text:span text:style-name="T8">e</text:span></text:p>
      <text:p text:style-name="P1">07 : puissance exportée</text:p>
      <text:p text:style-name="P1">08 : cosinus phi</text:p>
      <text:p text:style-name="P1">09 : index du compteur d’énergie routée</text:p>
      <text:p text:style-name="P1">10 : index du compteur d’énergie importée</text:p>
      <text:p text:style-name="P1">11 : index du compteur d’énergie exportée</text:p>
      <text:p text:style-name="P1">12 : index du compteur d’énergie produite (compteur à impulsion)</text:p>
      <text:p text:style-name="P1">13 : puissance produite (lié au compteur à impulsion)</text:p>
      <text:p text:style-name="P1">14 : mode de fonctionnement du SSR (<text:span text:style-name="T11">0 = STOP, 1 = </text:span>FORCE, <text:span text:style-name="T11">9 = </text:span>AUTO)</text:p>
      <text:p text:style-name="P18">15 : mode de fonctionnement du relais (<text:span text:style-name="T11">0 = STOP, 1 = </text:span>FORCE, <text:span text:style-name="T11">9 = </text:span>AUTO)</text:p>
      <text:p text:style-name="P1">16 : délai minimal de déclenchement du SSR (ms)</text:p>
      <text:p text:style-name="P1">17 : délai moyen de déclenchement du SSR (ms)</text:p>
      <text:p text:style-name="P1">18 : délai maximal de déclenchement du SSR (ms)</text:p>
      <text:p text:style-name="P1">19 : tension de point milieu (Vbias)</text:p>
      <text:p text:style-name="P1">20 : byte de statut/erreurs (en binaire)</text:p>
      <text:p text:style-name="P18"><text:tab/><text:span text:style-name="T12">// Signification des bits</text:span></text:p>
      <text:p text:style-name="P27"><text:span text:style-name="T11"><text:tab/>(0 = LSB bit de droite, 7 = MSB bit de gauche)</text:span></text:p>
      <text:p text:style-name="P28"><text:tab/><text:tab/>// bits 0..3 : informations</text:p>
      <text:p text:style-name="P28"><text:tab/><text:tab/>bit 0: Routage en cours</text:p>
      <text:p text:style-name="P28"><text:tab/><text:tab/>bit 1: Commande de routage à 100 %</text:p>
      <text:p text:style-name="P28"><text:tab/><text:tab/>bit 2: Relais secondaire de délestage activé</text:p>
      <text:p text:style-name="P28"><text:tab/><text:tab/>bit 3: Exportation d'énergie</text:p>
      <text:p text:style-name="P28"><text:tab/><text:tab/>// bits 4..7 : erreurs</text:p>
      <text:p text:style-name="P28"><text:tab/><text:tab/>bit <text:span text:style-name="T11">4</text:span>: Anomalie signaux analogiques : ADC I/V overflow, biasOffset</text:p>
      <text:p text:style-name="P28"><text:tab/><text:tab/>bit 5: Anomalie taux d'acquisition</text:p>
      <text:p text:style-name="P28"><text:tab/><text:tab/>bit 6: Anomalie furtive Détection passage à 0 (bruit sur le signal)</text:p>
      <text:p text:style-name="P28"><text:tab/><text:tab/>bit 7: Anomalie majeure Détection passage à 0</text:p>
      <text:p text:style-name="P1">21 : durée de fonctionnement du routeur (jjj:hh:mm:ss)</text:p>
      <text:p text:style-name="P1">22 : nombre d’échantillons par secondes traités</text:p>
      <text:p text:style-name="P9"/>
      <text:p text:style-name="P17">Exemple : <text:s/><text:span text:style-name="T9">http://adresseIP:port/api/</text:span>get?data=05</text:p>
      <text:p text:style-name="P9"/>
      <text:p text:style-name="P23"/>
      <text:p text:style-name="P23"><text:soft-page-break/>/api/get?<text:span text:style-name="T11">alldata</text:span><text:tab/><text:span text:style-name="T4">lecture </text:span><text:span text:style-name="T6">de toutes les </text:span><text:span text:style-name="T3">data de fonctionnement </text:span><text:span text:style-name="T6">ci-dessus, dans l’ordre, et séparées par une virgule</text:span></text:p>
      <text:p text:style-name="P9"/>
      <text:p text:style-name="P25">Exemple : <text:s/><text:span text:style-name="T9">http://adresseIP:port/api/</text:span>get?<text:span text:style-name="T11">alldata</text:span></text:p>
      <text:p text:style-name="P25"/>
      <text:p text:style-name="P5"/>
      <text:p text:style-name="P5">/api/get?<text:span text:style-name="T1">param</text:span>=XX<text:tab/><text:span text:style-name="T4">lecture </text:span><text:span text:style-name="T3">paramètre du routeur</text:span></text:p>
      <text:p text:style-name="P2"/>
      <text:p text:style-name="P7">XX</text:p>
      <text:p text:style-name="P2">01 : <text:span text:style-name="T1">V_CALIB</text:span></text:p>
      <text:p text:style-name="P2">02 : <text:span text:style-name="T1">P_CALIB</text:span></text:p>
      <text:p text:style-name="P2">03 : <text:span text:style-name="T1">PHASE_CALIB</text:span></text:p>
      <text:p text:style-name="P2">04 : <text:span text:style-name="T1">P_OFFSET</text:span></text:p>
      <text:p text:style-name="P2">05 : <text:span text:style-name="T1">P_RESISTANCE</text:span></text:p>
      <text:p text:style-name="P2">06 : <text:span text:style-name="T1">P_MARGIN</text:span></text:p>
      <text:p text:style-name="P2">07 : <text:span text:style-name="T1">GAIN_P</text:span></text:p>
      <text:p text:style-name="P2">08 : <text:span text:style-name="T1">GAIN_I</text:span></text:p>
      <text:p text:style-name="P2">09 : <text:span text:style-name="T1">E_RESERVE</text:span></text:p>
      <text:p text:style-name="P2">10 : <text:span text:style-name="T1">P_DIV2_ACTIVE</text:span></text:p>
      <text:p text:style-name="P2">11 : <text:span text:style-name="T1">P_DIV2_IDLE</text:span></text:p>
      <text:p text:style-name="P2">12 : <text:span text:style-name="T1">T_DIV2_ON</text:span></text:p>
      <text:p text:style-name="P2">13 : <text:span text:style-name="T1">T_DIV2_OFF</text:span></text:p>
      <text:p text:style-name="P2">14 : <text:span text:style-name="T1">T_DIV2_TC</text:span></text:p>
      <text:p text:style-name="P2">15 : <text:span text:style-name="T1">CNT_CALIB (calibrage du compteur à impulsion en Wh/impulsion)</text:span></text:p>
      <text:p text:style-name="P2">16 : <text:span text:style-name="T1">P_INSTALLPV (puissance de l’installation photovoltaïque)</text:span></text:p>
      <text:p text:style-name="P9"/>
      <text:p text:style-name="P17">Exemple : <text:s/><text:span text:style-name="T9">http://adresseIP:port/api/</text:span>get?param=<text:span text:style-name="T10">10</text:span></text:p>
      <text:p text:style-name="P17"/>
      <text:p text:style-name="P23">/api/get?<text:span text:style-name="T11">allparam</text:span><text:tab/><text:span text:style-name="T4">lecture </text:span><text:span text:style-name="T6">de tous les paramètres de configuration</text:span><text:span text:style-name="T3"> </text:span><text:span text:style-name="T6">ci-dessus, dans l’ordre, et séparées par une virgule</text:span></text:p>
      <text:p text:style-name="P21"/>
      <text:p text:style-name="P25">Exemple : <text:s/><text:span text:style-name="T9">http://adresseIP:port/api/</text:span>get?<text:span text:style-name="T11">allparam</text:span></text:p>
      <text:p text:style-name="P25"/>
      <text:p text:style-name="P2"/>
      <text:p text:style-name="P2"/>
      <text:p text:style-name="P5">/api/get?<text:span text:style-name="T1">version<text:tab/><text:tab/></text:span><text:span text:style-name="T3">version du code arduino</text:span></text:p>
      <text:p text:style-name="P11"/>
      <text:p text:style-name="P5"><text:span text:style-name="T1">/api/get?versionmaxpv </text:span><text:span text:style-name="T3"><text:tab/>version du code WEMOS/ESP</text:span></text:p>
      <text:p text:style-name="P11"/>
      <text:p text:style-name="P5"><text:span text:style-name="T1">/api/get?relaystate </text:span><text:span text:style-name="T3"><text:tab/>état du relais (STOP, FORCE, ON, OFF)</text:span></text:p>
      <text:p text:style-name="P11"/>
      <text:p text:style-name="P5"><text:span text:style-name="T1">/api/get?ssrstate </text:span><text:span text:style-name="T3"><text:tab/><text:tab/>état du SSR (STOP, FORCE, MAX, ON, OFF)</text:span></text:p>
      <text:p text:style-name="P11"/>
      <text:p text:style-name="P5"><text:span text:style-name="T1">/api/get?ping<text:tab/></text:span><text:span text:style-name="T3"> <text:tab/><text:tab/>état du routeur arduino (running, offline)</text:span></text:p>
      <text:p text:style-name="P11"/>
      <text:p text:style-name="P5"><text:span text:style-name="T1">/api/get?time </text:span><text:span text:style-name="T3"><text:tab/><text:tab/><text:tab/>heure solaire française (hh:mm:ss)</text:span></text:p>
      <text:p text:style-name="P11"/>
      <text:p text:style-name="P17">Exemple : <text:s/><text:span text:style-name="T9">http://adresseIP:port/api/</text:span>get?version</text:p>
      <text:p text:style-name="P17"/>
      <text:p text:style-name="P11"/>
      <text:p text:style-name="P11"/>
      <text:p text:style-name="P6">/api/<text:span text:style-name="T7">s</text:span>et?<text:span text:style-name="T1">param</text:span>=XX<text:span text:style-name="T7">&amp;value=YY</text:span><text:tab/><text:span text:style-name="T4">changement du </text:span><text:span text:style-name="T3">paramètre </text:span><text:span text:style-name="T4">XX </text:span><text:span text:style-name="T3">du routeur à </text:span><text:span text:style-name="T4">la valeur YY</text:span></text:p>
      <text:p text:style-name="P10"><text:soft-page-break/></text:p>
      <text:p text:style-name="P8">XX</text:p>
      <text:p text:style-name="P3">01 : <text:span text:style-name="T1">V_CALIB</text:span></text:p>
      <text:p text:style-name="P3">02 : <text:span text:style-name="T1">P_CALIB</text:span></text:p>
      <text:p text:style-name="P3">03 : <text:span text:style-name="T1">PHASE_CALIB</text:span></text:p>
      <text:p text:style-name="P3">04 : <text:span text:style-name="T1">P_OFFSET</text:span></text:p>
      <text:p text:style-name="P3">05 : <text:span text:style-name="T1">P_RESISTANCE</text:span></text:p>
      <text:p text:style-name="P3">06 : <text:span text:style-name="T1">P_MARGIN</text:span></text:p>
      <text:p text:style-name="P3">07 : <text:span text:style-name="T1">GAIN_P</text:span></text:p>
      <text:p text:style-name="P3">08 : <text:span text:style-name="T1">GAIN_I</text:span></text:p>
      <text:p text:style-name="P3">09 : <text:span text:style-name="T1">E_RESERVE</text:span></text:p>
      <text:p text:style-name="P3">10 : <text:span text:style-name="T1">P_DIV2_ACTIVE</text:span></text:p>
      <text:p text:style-name="P3">11 : <text:span text:style-name="T1">P_DIV2_IDLE</text:span></text:p>
      <text:p text:style-name="P3">12 : <text:span text:style-name="T1">T_DIV2_ON</text:span></text:p>
      <text:p text:style-name="P3">13 : <text:span text:style-name="T1">T_DIV2_OFF</text:span></text:p>
      <text:p text:style-name="P3">14 : <text:span text:style-name="T1">T_DIV2_TC</text:span></text:p>
      <text:p text:style-name="P3">15 : <text:span text:style-name="T1">CNT_CALIB (calibrage du compteur à impulsion en Wh/impulsion)</text:span></text:p>
      <text:p text:style-name="P3">16 : <text:span text:style-name="T1">P_INSTALLPV (puissance de l’installation photovoltaïque)</text:span></text:p>
      <text:p text:style-name="P12"/>
      <text:p text:style-name="P17">Exemple : <text:s/><text:span text:style-name="T9">http://adresseIP:port/api/</text:span>set?param=02&amp;value=0.115</text:p>
      <text:p text:style-name="P12"/>
      <text:p text:style-name="P13"><text:span text:style-name="T3">N</text:span><text:span text:style-name="T2">ote : le point décimal pour YY est indifféremment ‘.’ ou ‘,’</text:span></text:p>
      <text:p text:style-name="P29"/>
      <text:p text:style-name="P16"/>
      <text:p text:style-name="P15">/api/<text:span text:style-name="T7">s</text:span>et?<text:span text:style-name="T7">relaymode&amp;value=yyyy<text:tab/></text:span><text:tab/><text:span text:style-name="T4">changement du mode de fonctionnement du relais</text:span></text:p>
      <text:p text:style-name="P16"/>
      <text:p text:style-name="P14">yyyy</text:p>
      <text:p text:style-name="P16">stop :<text:tab/>force l’arrêt du relais</text:p>
      <text:p text:style-name="P16">force :<text:tab/>force la marche du relais</text:p>
      <text:p text:style-name="P16">auto : <text:tab/>mode automatique (mode normal)</text:p>
      <text:p text:style-name="P16"/>
      <text:p text:style-name="P17">Exemple : <text:s/><text:span text:style-name="T9">http://adresseIP:port/api/</text:span>set?relaymode&amp;value=force</text:p>
      <text:p text:style-name="P16"/>
      <text:p text:style-name="P16"/>
      <text:p text:style-name="P16"/>
      <text:p text:style-name="P15">/api/<text:span text:style-name="T7">s</text:span>et?<text:span text:style-name="T7">ssrmode&amp;value=yyyy<text:tab/></text:span><text:tab/><text:span text:style-name="T4">changement du mode de fonctionnement du SSR</text:span></text:p>
      <text:p text:style-name="P16"/>
      <text:p text:style-name="P14">yyyy</text:p>
      <text:p text:style-name="P16">stop :<text:tab/>force l’arrêt du relais</text:p>
      <text:p text:style-name="P16">force :<text:tab/>force la marche du relais</text:p>
      <text:p text:style-name="P16">auto :<text:tab/>mode automatique (mode normal, routage)</text:p>
      <text:p text:style-name="P16"/>
      <text:p text:style-name="P17">Exemple : <text:s/><text:span text:style-name="T9">http://adresseIP:port/api/</text:span>set?ssrmode&amp;value=auto</text:p>
      <text:p text:style-name="P16"/>
      <text:p text:style-name="P16"/>
      <text:p text:style-name="P16"/>
      <text:p text:style-name="P15">/api/<text:span text:style-name="T7">action?xxxx<text:tab/></text:span><text:tab/><text:span text:style-name="T4">réalise </text:span><text:span text:style-name="T5">l’</text:span><text:span text:style-name="T4">action </text:span><text:span text:style-name="T5">xxxx</text:span></text:p>
      <text:p text:style-name="P16"/>
      <text:p text:style-name="P14">xxxx</text:p>
      <text:p text:style-name="P16">resetindex :<text:tab/>remise à 0 des index</text:p>
      <text:p text:style-name="P16">saveindex :<text:tab/>enregistrement des index</text:p>
      <text:p text:style-name="P16"><text:soft-page-break/>saveparam :<text:tab/>enregistrement des paramètres en EEPPROM</text:p>
      <text:p text:style-name="P16">loaddparam :<text:tab/>chargement des paramètres de l’EEPPROM</text:p>
      <text:p text:style-name="P16">format :<text:tab/><text:tab/>formatage de l’EEPPROM</text:p>
      <text:p text:style-name="P16">rebootesp :<text:tab/>redémarrage de l’ESP / interface WEB MaxPV!</text:p>
      <text:p text:style-name="P16"/>
      <text:p text:style-name="P17">Exemple : <text:s/><text:span text:style-name="T9">http://adresseIP:port/api/</text:span>action<text:span text:style-name="T9">?</text:span>saveinde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15T15:33:24.286642948</meta:creation-date>
    <dc:date>2022-07-16T12:12:30.527302083</dc:date>
    <meta:editing-duration>PT6M3S</meta:editing-duration>
    <meta:editing-cycles>4</meta:editing-cycles>
    <meta:generator>LibreOffice/7.2.2.2$MacOSX_X86_64 LibreOffice_project/02b2acce88a210515b4a5bb2e46cbfb63fe97d56</meta:generator>
    <meta:document-statistic meta:table-count="0" meta:image-count="0" meta:object-count="0" meta:page-count="4" meta:paragraph-count="113" meta:word-count="662" meta:character-count="4326" meta:non-whitespace-character-count="3727"/>
  </office:meta>
</office:document-meta>
</file>